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gt;Fragment 1</text:p>
      <text:p text:style-name="Standard">TTACTTGAGAGTTTGATCCTGGCTCAGGACGAACGCTGGCGGTATGCTTAACACATGCAAGTCGAACGAGACGCTTTTGATAGACCCTTCGGGGGAAATCGGGAGCAGACAGTGGCGAACGGGTGAGTAACGCGTGGGCAACCTACCTATCGGAGCGGGATAGCCTCGAGAAATCGGGAGTAAAACCGCATAATACAATAGCGTCGCATGACGGAATTGTCAAAACTCCGGTGCCGATAGATGGGCCCGCGTCTGATTAGCTGGTTGGTAGGGTAACGGCCTACCAAGGCAACGATCAGTAGCCGGTCTGAGAGGGCGAACGGCCACACTGGAACTGAGACACGGTCCAGACTCCTACGGGAGGCAGCAGTGGGGAATATTGCGCAATGGGGGCAACCCTGACGCAGCAATACCGCGTGAGTGAAGAAGGTTTTCGGATCGTAAAGCTCTGTTATTGGGGAAGAAGCAGTGACGGTACCCAATGAGGAAGTCCCGGCTAACTACGTGCCAGCAGCCGCGGTAATACGTAGGGGACGAGCGTTGTCCGGAATCACTGGGCGTAAAGGGCGCGTAGGCGGTTTTATAAGTCAGATGTGAAAGGTACCGGCTCAACCGGTGACGTGCATTTGAAACTGTAAGACTTGAGTACTGAAGAGGCAAGCGGAATTCCTAGTGTAGCGGTGAAATGCGTAGATATTAGGAAGAACACCGGTGGCGAAGGCGGCTTGCTGGGCAGATACTGACGCTGAGGTGCGAAAGCGTGGGGAGCAAACAGGATTAGATACCCTGGTAGTCCACGCCGTAAACGATGAATACTAGGTGTTGGCGAATAAGTCAGTGCCGCAGTTAACACAATAAGTATTCCGCCTGGGGAGTACGACCGCAAGGTTGAAACTCAAAGGAATTGACGGGGACCCGCACAAGCAGCGGAGCATGTGGTTTAATTCGAAGCAACGCGAAGAACCTTACCAGGCCTTGACATCCTCTGACCGCAGTAGAGATATTGCCTTCCCTTCGGGGACAGAGAGACAGGTGGTGCATGGTTGTCGTCAGCTCGTGTCGTGAGATGTTGGGTTAAGTCCCGCAACGAGCGCAACCCCTGTCATTAGTTGCCATCATTGAGTTGGGCACTCTAATGAGACTGCCGTAGACAATACGGAGGAAGGTGGGGACGACGTCAAATCATCATGCCCCTTATGGCCTGGGCTACACACGTGCTACAATGGTCTGAACAAAGGGAAGCGAAGCCGCGAGGCGAAGCGAATCTCATAAAACAGATCTCAGTTCGGATTGCAGGCTGCAACTCGCCTGCATGAAGTTGGAGTTGCTAGTAATCGCGGATCAGAATGTCGCGGTGAATGCGTTCCCGGGTCTTGTACACACCGCCCGTCACACCACGAGAGTCGGTAACACCCGAAGCCAGTGCGACAACCGGAAGGAGTCAGCTGTCGAAGGTGGGATCGGTAATTGGGGTGAAGTCGTAACAAGGTAGCCGTATCGGAAGGTGCGGCTGGATCACCTCCTTT</text:p>
      <text:p text:style-name="Standard">&gt;Fragment 2</text:p>
      <text:p text:style-name="Standard">TTACTTGAGAGTTTGATCCTGGCTCAGGACGAACGCTGGCGGTATGCTTAACACATGCAAGTCGAACGAGACGCTTTTGATAGACCCTTCAGGGGAAATCGGGAGCAGACAGTGGCGAACGGGTGAGTAACGCGTGGGCAACCTACCTATCGGAGCGGGATAGCCTCGAGAAATCGGGAGTAAAACCGCATAACACAATAGCGTCGCATGACGGAATTGTCAAAACTCCGGTGCCGATAGATGGGCCCGCGTCTGATTAGCTGGTTGGTAGGGTAACGGCCTACCAAGGCAACGATCAGTAGCCGGTCTGAGAGGGCGAACGGCCACACTGGAACTGAGACACGGTCCAGACTCCTACGGGAGGCAGCAGTGGGGAATATTGCGCAATGGGGGCAACCCTGACGCAGCAATACCGCGTGAGTGAAGAAGGTTTTCGGATCGTAAAGCTCTGTTATTGGGGAAGAAGCAGTGACGGTACCCAATGAGGAAGTCCCGGCTAACTACGTGCCAGCAGCCGCGGTAATACGTAGGGGACGAGCGTTGTCCGGAATCACTGGGCGTAAAGGGCGCGTAGGCGGTTTTATAAGTCAGATGTGAAAGGTACCGGCTCAACCGGTGACGTGCATTTGAAACTGTAAGACTTGAGTACTGAAGAGGCAAGCGGAATTCCTAGTGTAGCGGTGAAATGCGTAGATATTAGGAAGAACACCGGTGGCGAAGGCGGCTTGCTGGGCAGATACTGACGCTGAGGTGCGAAAGCGTGGGGAGCAAACAGGATTAGATACCCTGGTAGTCCACGCCGTAAACGATGAATACTAGGTGTTGGCGAATAAGTCAGTGCCGCAGTTAACACAATAAGTATTCCGCCTGGGGAGTACGACCGCAAGGTTGAAACTCAAAGGAATTGACGGGGACCCGCACAAGCAGCGGAGCATGTGGTTTAATTCGAAGCAACGCGAAGAACCTTACCAGGCCTTGACATCCTCTGACCGCAGTAGAGATATTGCCTTCCCTTCGGGGACAGAGAGACAGGTGGTGCATGGTTGTCGTCAGCTCGTGTCGTGAGATGTTGGGTTAAGTCCCGCAACGAGCGCAACCCCTGTCATTAGTTGCCATCATTGAGTTGGGCACTCTAATGAGACTGCCGTAGACAATACGGAGGAAGGTGGGGACGACGTCAAATCATCATGCCCCTTATGGCCTGGGCTACACACGTGCTACAATGGTCTGAACAAAGGGAAGCGAAGCCGCGAGGCGAAGCGAATCTCATAAAACAGATCTCAGTTCGGATTGCAGGCTGCAACTCGCCTGCATGAAGTTGGAGTTGCTAGTAATCGCGGATCAGAATGTCGCGGTGAATGCGTTCCCGGGTCTTGTACACACCGCCCGTCACACCACGAGAGTCGGTAA<text:soft-page-break/>CACCCGAAGCCAGTGCGACAACCGGAAGGAGTCAGCTGTCGAAGGTGGGATCGGTAATTGGGGTGAAGTCGTAACAAGGTAGCCGTATCGGAAGGTGCGGCTGGATCACCTCCTTT</text:p>
      <text:p text:style-name="Standard">&gt;Fragment 3</text:p>
      <text:p text:style-name="Standard">TTACTTGAGAGTTTGATCCTGGCTCAGGACGAACGCTGGCGGTATGCTTAACACATGCAAGTCGAACGAGACGCTTTTGATAGACCCTTCGGGGGAAATCGGGAGCAGACAGTGGCGAACGGGTGAGTAACGCGTGGGCAACCTACCTATCGGAGCGGGATAGCCTCGAGAAATCGGGAGTAAAACCGCATAACACAATAGCGTCGCATGACGGAATTGTCAAAACTCCGGTGCCGATAGATGGGCCCGCGTCTGATTAGCTGGTTGGTAGGGTAACGGCCTACCAAGGCAACGATCAGTAGCCGGTCTGAGAGGGCGAACGGCCACACTGGAACTGAGACACGGTCCAGACTCCTACGGGAGGCAGCAGTGGGGAATATTGCGCAATGGGGGCAACCCTGACGCAGCAATACCGCGTGAGTGAAGAAGGTTTTCGGATCGTAAAGCTCTGTTATTGGGGAAGAAGCAGTGACGGTACCCAATGAGGAAGTCCCGGCTAACTACGTGCCAGCAGCCGCGGTAATACGTAGGGGACGAGCGTTGTCCGGAATCACTGGGCGTAAAGGGCGCGTAGGCGGTTTTATAAGTCAGATGTGAAAGGTACCGGCTCAACCGGTGACGTGCATTTGAAACTGTAAGACTTGAGTACTGAAGAGGCAAGCGGAATTCCTAGTGTAGCGGTGAAATGCGTAGATATTAGGAAGAACACCGGTGGCGAAGGCGGCTTGCTGGGCAGATACTGACGCTGAGGTGCGAAAGCGTGGGGAGCAAACAGGATTAGATACCCTGGTAGTCCACGCCGTAAACGATGAATACTAGGTGTTGGCGAATAAGTCAGTGCCGCAGTTAACACAATAAGTATTCCGCCTGGGGAGTACGACCGCAAGGTTGAAACTCAAAGGAATTGACGGGGACCCGCACAAGCAGCGGAGCATGTGGTTTAATTCGAAGCAACGCGAAGAACCTTACCAGGCCTTGACATCCTCTGACCGCAGTAGAGATATTGCCTTCCCTTCGGGGACAGAGAGACAGGTGGTGCATGGTTGTCGTCAGCTCGTGTCGTGAGATGTTGGGTTAAGTCCCGCAACGAGCGCAACCCCTGTCATTAGTTGCCATCATTGAGTTGGGCACTCTAATGAGACTGCCGTAGACAATACGGAGGAAGGTGGGGACGACGTCAAATCATCATGCCCCTTATGGCCTGGGCTACACACGTGCTACAATGGTCTGAACAAAGGGAAGCGAAGCCGCGAGGCGAAGCGAATCTCATAAAACAGATCTCAGTTCGGATTGCAGGCTGCAACTCGCCTGCATGAAGTTGGAGTTGCTAGTAATCGCGGATCAGAATGTCGCGGTGAATGCGTTCCCGGGTCTTGTACACACCGCCCGTCACACCACGAGAGTCGGTAACACCCGAAGCCAGTGCGACAACCGGAAGGAGTCAGCTGTCGAAGGTGGGATCGGTAATTGGGGTGAAGTCGTAACAAGGTAGCCGTATCGGAAGGTGCGGCTGGATCACCTCCTT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8T17:49:14.628951279</meta:creation-date>
    <dc:date>2022-11-28T17:49:49.693426667</dc:date>
    <meta:editing-duration>PT35S</meta:editing-duration>
    <meta:editing-cycles>1</meta:editing-cycles>
    <meta:document-statistic meta:table-count="0" meta:image-count="0" meta:object-count="0" meta:page-count="2" meta:paragraph-count="6" meta:word-count="9" meta:character-count="4611" meta:non-whitespace-character-count="4608"/>
    <meta:generator>LibreOffice/6.4.7.2$Linux_X86_64 LibreOffice_project/40$Build-2</meta:generator>
  </office:meta>
</office:document-meta>
</file>